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d9b0" officeooo:paragraph-rsid="0018d9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ance test – group with data or not data – at firm level, at firm-year level, deal level, etc.</text:p>
      <text:p text:style-name="P1"/>
      <text:p text:style-name="P1">Stata has some commands for panel data balance tests</text:p>
      <text:p text:style-name="P1"/>
      <text:p text:style-name="P1">Fraction of firms that get VC funding</text:p>
      <text:p text:style-name="P1"/>
      <text:p text:style-name="P1">Find a dataset that is representative of VC funding – with a bunch of observables, and know it’s representative, and then reweight observ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5:20:47.207853200</meta:creation-date>
    <meta:editing-duration>P2DT11M48S</meta:editing-duration>
    <meta:editing-cycles>2</meta:editing-cycles>
    <meta:generator>LibreOffice/6.0.7.3$Linux_X86_64 LibreOffice_project/00m0$Build-3</meta:generator>
    <dc:date>2020-02-28T15:42:53.632840586</dc:date>
    <meta:document-statistic meta:table-count="0" meta:image-count="0" meta:object-count="0" meta:page-count="1" meta:paragraph-count="4" meta:word-count="55" meta:character-count="328" meta:non-whitespace-character-count="274"/>
  </office:meta>
</office:document-meta>
</file>